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100000271BA643E51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2.29cm" fo:min-width="7.755cm" loext:decorative="false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7.688cm" fo:min-width="1.705cm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03cm" loext:decorative="false"/>
      <style:paragraph-properties style:writing-mode="lr-tb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1.655cm" fo:min-width="2.04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2.608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end"/>
      <style:text-properties style:font-name="Ubuntu" fo:font-size="14pt" fo:font-weight="bold" style:font-size-asian="14pt" style:font-weight-asian="bold" style:font-size-complex="14pt" style:font-weight-complex="bold"/>
    </style:style>
    <style:style style:name="P4" style:family="paragraph">
      <loext:graphic-properties draw:fill="none" draw:fill-color="#ffffff"/>
      <style:paragraph-properties fo:text-align="end"/>
      <style:text-properties style:font-name="Ubuntu"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text-align="start"/>
      <style:text-properties style:font-name="Ubuntu"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none" draw:fill-color="#ffffff"/>
      <style:paragraph-properties fo:text-align="start"/>
      <style:text-properties style:font-name="Ubuntu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center"/>
      <style:text-properties style:font-name="Ubuntu"/>
    </style:style>
    <style:style style:name="P8" style:family="paragraph">
      <loext:graphic-properties draw:fill="none" draw:fill-color="#ffffff"/>
      <style:paragraph-properties fo:text-align="center"/>
      <style:text-properties style:font-name="Ubuntu"/>
    </style:style>
    <style:style style:name="T1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Ubuntu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1" draw:layer="layout" svg:width="18.999cm" svg:height="16.469cm" svg:x="-1.219cm" svg:y="-1.012cm">
            <draw:image xlink:href="Pictures/10000000000002D100000271BA643E51.jpg" xlink:type="simple" xlink:show="embed" xlink:actuate="onLoad" draw:mime-type="image/jpeg">
              <text:p/>
            </draw:image>
          </draw:frame>
          <draw:custom-shape draw:style-name="gr3" draw:text-style-name="P2" draw:layer="layout" svg:width="8.255cm" svg:height="2.54cm" svg:x="4.128cm" svg:y="-0.83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8.255cm" svg:height="2.54cm" svg:x="4.128cm" svg:y="12.56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2.205cm" svg:height="7.938cm" svg:x="0.635cm" svg:y="2.75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2.205cm" svg:height="7.938cm" svg:x="13.635cm" svg:y="2.757cm">
            <text:p/>
            <draw:enhanced-geometry svg:viewBox="0 0 21600 21600" draw:type="rectangle" draw:enhanced-path="M 0 0 L 21600 0 21600 21600 0 21600 0 0 Z N"/>
          </draw:custom-shape>
        </draw:g>
        <draw:frame draw:style-name="gr5" draw:text-style-name="P4" draw:layer="layout" svg:width="2.857cm" svg:height="0.953cm" svg:x="0cm" svg:y="3.81cm">
          <draw:text-box>
            <text:p text:style-name="P3"><text:span text:style-name="T1">VCC</text:span></text:p>
          </draw:text-box>
        </draw:frame>
        <draw:frame draw:style-name="gr5" draw:text-style-name="P4" draw:layer="layout" svg:width="2.857cm" svg:height="0.953cm" svg:x="0.001cm" svg:y="5.011cm">
          <draw:text-box>
            <text:p text:style-name="P3"><text:span text:style-name="T1">GND</text:span></text:p>
          </draw:text-box>
        </draw:frame>
        <draw:frame draw:style-name="gr5" draw:text-style-name="P4" draw:layer="layout" svg:width="2.857cm" svg:height="0.953cm" svg:x="0cm" svg:y="6.21cm">
          <draw:text-box>
            <text:p text:style-name="P3"><text:span text:style-name="T1">CLK</text:span></text:p>
          </draw:text-box>
        </draw:frame>
        <draw:frame draw:style-name="gr5" draw:text-style-name="P4" draw:layer="layout" svg:width="2.857cm" svg:height="0.953cm" svg:x="0.001cm" svg:y="7.311cm">
          <draw:text-box>
            <text:p text:style-name="P3"><text:span text:style-name="T1">RESET</text:span></text:p>
          </draw:text-box>
        </draw:frame>
        <draw:frame draw:style-name="gr5" draw:text-style-name="P4" draw:layer="layout" svg:width="2.857cm" svg:height="0.953cm" svg:x="0cm" svg:y="8.51cm">
          <draw:text-box>
            <text:p text:style-name="P3"><text:span text:style-name="T1">SPI CLK</text:span></text:p>
          </draw:text-box>
        </draw:frame>
        <draw:frame draw:style-name="gr5" draw:text-style-name="P4" draw:layer="layout" svg:width="2.857cm" svg:height="0.953cm" svg:x="0.001cm" svg:y="9.711cm">
          <draw:text-box>
            <text:p text:style-name="P3"><text:span text:style-name="T1">SPI MISO</text:span></text:p>
          </draw:text-box>
        </draw:frame>
        <draw:frame draw:style-name="gr5" draw:text-style-name="P4" draw:layer="layout" svg:width="2.857cm" svg:height="0.953cm" draw:transform="rotate (1.5707963267949) translate (4.894cm 15.557cm)">
          <draw:text-box>
            <text:p text:style-name="P3"><text:span text:style-name="T1">SPI MOSI</text:span></text:p>
          </draw:text-box>
        </draw:frame>
        <draw:frame draw:style-name="gr5" draw:text-style-name="P4" draw:layer="layout" svg:width="2.857cm" svg:height="0.953cm" draw:transform="rotate (1.5707963267949) translate (6.095cm 15.556cm)">
          <draw:text-box>
            <text:p text:style-name="P3"><text:span text:style-name="T1">SPI CS1</text:span></text:p>
          </draw:text-box>
        </draw:frame>
        <draw:frame draw:style-name="gr5" draw:text-style-name="P4" draw:layer="layout" svg:width="2.857cm" svg:height="0.953cm" draw:transform="rotate (1.5707963267949) translate (7.294cm 15.557cm)">
          <draw:text-box>
            <text:p text:style-name="P3"><text:span text:style-name="T1">SPI CS2</text:span></text:p>
          </draw:text-box>
        </draw:frame>
        <draw:frame draw:style-name="gr5" draw:text-style-name="P4" draw:layer="layout" svg:width="2.857cm" svg:height="0.953cm" draw:transform="rotate (1.5707963267949) translate (8.395cm 15.556cm)">
          <draw:text-box>
            <text:p text:style-name="P3"><text:span text:style-name="T1">SPI CS3</text:span></text:p>
          </draw:text-box>
        </draw:frame>
        <draw:frame draw:style-name="gr5" draw:text-style-name="P4" draw:layer="layout" svg:width="2.857cm" svg:height="0.953cm" draw:transform="rotate (1.5707963267949) translate (9.594cm 15.557cm)">
          <draw:text-box>
            <text:p text:style-name="P3"><text:span text:style-name="T1">SPI CS4</text:span></text:p>
          </draw:text-box>
        </draw:frame>
        <draw:frame draw:style-name="gr5" draw:text-style-name="P4" draw:layer="layout" svg:width="2.857cm" svg:height="0.953cm" draw:transform="rotate (1.5707963267949) translate (10.795cm 15.556cm)">
          <draw:text-box>
            <text:p text:style-name="P3"><text:span text:style-name="T1">Doorlock</text:span></text:p>
          </draw:text-box>
        </draw:frame>
        <draw:frame draw:style-name="gr5" draw:text-style-name="P6" draw:layer="layout" svg:width="2.857cm" svg:height="0.953cm" svg:x="13.7cm" svg:y="3.81cm">
          <draw:text-box>
            <text:p text:style-name="P5"><text:span text:style-name="T1">NC</text:span></text:p>
          </draw:text-box>
        </draw:frame>
        <draw:frame draw:style-name="gr5" draw:text-style-name="P6" draw:layer="layout" svg:width="2.857cm" svg:height="0.953cm" svg:x="13.701cm" svg:y="5.011cm">
          <draw:text-box>
            <text:p text:style-name="P5"><text:span text:style-name="T1">NC</text:span></text:p>
          </draw:text-box>
        </draw:frame>
        <draw:frame draw:style-name="gr5" draw:text-style-name="P6" draw:layer="layout" svg:width="2.857cm" svg:height="0.953cm" svg:x="13.7cm" svg:y="6.21cm">
          <draw:text-box>
            <text:p text:style-name="P5"><text:span text:style-name="T1">NC</text:span></text:p>
          </draw:text-box>
        </draw:frame>
        <draw:frame draw:style-name="gr5" draw:text-style-name="P6" draw:layer="layout" svg:width="2.857cm" svg:height="0.953cm" svg:x="13.701cm" svg:y="7.311cm">
          <draw:text-box>
            <text:p text:style-name="P5"><text:span text:style-name="T1">Status 3</text:span></text:p>
          </draw:text-box>
        </draw:frame>
        <draw:frame draw:style-name="gr5" draw:text-style-name="P6" draw:layer="layout" svg:width="2.857cm" svg:height="0.953cm" svg:x="13.7cm" svg:y="8.51cm">
          <draw:text-box>
            <text:p text:style-name="P5"><text:span text:style-name="T1">Status 2</text:span></text:p>
          </draw:text-box>
        </draw:frame>
        <draw:frame draw:style-name="gr5" draw:text-style-name="P6" draw:layer="layout" svg:width="2.857cm" svg:height="0.953cm" svg:x="13.701cm" svg:y="9.711cm">
          <draw:text-box>
            <text:p text:style-name="P5"><text:span text:style-name="T1">Status 1</text:span></text:p>
          </draw:text-box>
        </draw:frame>
        <draw:frame draw:style-name="gr5" draw:text-style-name="P6" draw:layer="layout" svg:width="2.857cm" svg:height="0.953cm" draw:transform="rotate (1.5707963267949) translate (4.894cm 1.557cm)">
          <draw:text-box>
            <text:p text:style-name="P5"><text:span text:style-name="T1">NC</text:span></text:p>
          </draw:text-box>
        </draw:frame>
        <draw:frame draw:style-name="gr5" draw:text-style-name="P6" draw:layer="layout" svg:width="2.857cm" svg:height="0.953cm" draw:transform="rotate (1.5707963267949) translate (6.095cm 1.556cm)">
          <draw:text-box>
            <text:p text:style-name="P5"><text:span text:style-name="T1">NC</text:span></text:p>
          </draw:text-box>
        </draw:frame>
        <draw:frame draw:style-name="gr5" draw:text-style-name="P6" draw:layer="layout" svg:width="2.857cm" svg:height="0.953cm" draw:transform="rotate (1.5707963267949) translate (7.294cm 1.557cm)">
          <draw:text-box>
            <text:p text:style-name="P5"><text:span text:style-name="T1">NC</text:span></text:p>
          </draw:text-box>
        </draw:frame>
        <draw:frame draw:style-name="gr5" draw:text-style-name="P6" draw:layer="layout" svg:width="2.857cm" svg:height="0.953cm" draw:transform="rotate (1.5707963267949) translate (8.395cm 1.556cm)">
          <draw:text-box>
            <text:p text:style-name="P5"><text:span text:style-name="T1">NC</text:span></text:p>
          </draw:text-box>
        </draw:frame>
        <draw:frame draw:style-name="gr5" draw:text-style-name="P6" draw:layer="layout" svg:width="2.857cm" svg:height="0.953cm" draw:transform="rotate (1.5707963267949) translate (9.594cm 1.557cm)">
          <draw:text-box>
            <text:p text:style-name="P5"><text:span text:style-name="T1">NC</text:span></text:p>
          </draw:text-box>
        </draw:frame>
        <draw:frame draw:style-name="gr5" draw:text-style-name="P6" draw:layer="layout" svg:width="2.857cm" svg:height="0.953cm" draw:transform="rotate (1.5707963267949) translate (10.795cm 1.556cm)">
          <draw:text-box>
            <text:p text:style-name="P5"><text:span text:style-name="T1">NC</text:span></text:p>
          </draw:text-box>
        </draw:frame>
        <draw:custom-shape draw:style-name="gr6" draw:text-style-name="P2" draw:layer="layout" svg:width="2.54cm" svg:height="1.905cm" svg:x="7.303cm" svg:y="6.25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3.81cm" svg:height="3.099cm" svg:x="6.35cm" svg:y="5.691cm">
          <draw:text-box>
            <text:p text:style-name="P7"><text:span text:style-name="T2">LAYR Chip</text:span></text:p>
            <text:p text:style-name="P7"><text:span text:style-name="T2">Pinout</text:span></text:p>
            <text:p text:style-name="P7"><text:span text:style-name="T2">v 0.1</text:span></text:p>
            <text:p text:style-name="P7"><text:span text:style-name="T2">2025-09-02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6.51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9-02T23:48:12.834857349</dc:date>
    <meta:editing-duration>PT2M5S</meta:editing-duration>
    <meta:editing-cycles>1</meta:editing-cycles>
    <meta:document-statistic meta:object-count="32"/>
    <meta:generator>LibreOffice/24.2.7.2$Linux_X86_64 LibreOffice_project/420$Build-2</meta:generator>
  </office:meta>
</office:document-meta>
</file>